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3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/>
      <style:text-properties fo:color="#00B0F0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3">
      <style:table-cell-properties style:vertical-align="middle" fo:wrap-option="wrap"/>
    </style:style>
    <style:style style:name="ce12" style:family="table-cell" style:parent-style-name="Default" style:data-style-name="N3">
      <style:table-cell-properties style:vertical-align="middle" fo:wrap-option="wrap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E87331" fo:border-bottom="none" fo:border-left="none" fo:border-right="thin solid #E87331" style:vertical-align="middle" fo:wrap-option="wrap" fo:background-color="#E87331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F9ED5" fo:border-bottom="none" fo:border-left="none" fo:border-right="thin solid #0F9ED5" fo:background-color="#0F9ED5"/>
      <style:text-properties fo:color="#FFFFFF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17" style:family="table-cell" style:parent-style-name="Default" style:data-style-name="N3">
      <style:table-cell-properties style:vertical-align="middle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5.76791666666667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4.31270833333333cm"/>
    </style:style>
    <style:style style:name="co17" style:family="table-column">
      <style:table-column-properties fo:break-before="auto" style:column-width="3.75708333333333cm"/>
    </style:style>
    <style:style style:name="co18" style:family="table-column">
      <style:table-column-properties fo:break-before="auto" style:column-width="3.22791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245.25pt" style:use-optimal-row-height="fals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57.6pt" style:use-optimal-row-height="false" fo:break-before="auto"/>
    </style:style>
    <style:style style:name="ro8" style:family="table-row">
      <style:table-row-properties style:row-height="109.5pt" style:use-optimal-row-height="false" fo:break-before="auto"/>
    </style:style>
    <style:style style:name="ro9" style:family="table-row">
      <style:table-row-properties style:row-height="47.4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19.5pt" style:use-optimal-row-height="false" fo:break-before="auto"/>
    </style:style>
    <style:style style:name="ro16" style:family="table-row">
      <style:table-row-properties style:row-height="29.25pt" style:use-optimal-row-height="true" fo:break-before="auto"/>
    </style:style>
    <style:style style:name="ro17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empo_fir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7" table:number-rows-spanned="1" table:style-name="ce6">
            <text:p>Tiempo que tarda en firmar en los distintos escenari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2" table:style-name="ce3">
            <text:p><text:span text:style-name="T1">Escenario 1:</text:span><text:s/>El cliente debe generar 32 consultas secuenciales<text:s text:c="83"/><text:span text:style-name="T1">Escenario 2:</text:span><text:s/>Servidor y clientes concurrentes. El número de delegados, tanto servidores como clientes,</text:p>
            <text:p>varia entre 4, 16, 32 y 64 delegados concurrentes.<text:s/></text:p>
          </table:table-cell>
          <table:covered-table-cell table:number-columns-repeated="6"/>
          <table:table-cell table:number-columns-repeated="16377"/>
        </table:table-row>
        <table:table-row table:style-name="ro3">
          <table:covered-table-cell/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4">
            <text:p>Escenario</text:p>
          </table:table-cell>
          <table:table-cell office:value-type="string" table:style-name="ce4">
            <text:p>Tiempo</text:p>
          </table:table-cell>
          <table:table-cell table:number-columns-repeated="2" table:style-name="ce4"/>
          <table:table-cell table:style-name="ce4">
            <draw:frame draw:z-index="1" draw:id="id0" draw:style-name="a0" draw:name="Gráfico 1" svg:x="0.375in" svg:y="0.07083in" svg:width="6.13946in" svg:height="3.7869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4"/>
          <table:table-cell table:number-columns-repeated="16377"/>
        </table:table-row>
        <table:table-row table:style-name="ro4">
          <table:table-cell office:value-type="string" table:style-name="ce4">
            <text:p>Escenario 1</text:p>
          </table:table-cell>
          <table:table-cell office:value-type="float" office:value="263800" table:style-name="ce5">
            <text:p>263.800</text:p>
          </table:table-cell>
          <table:table-cell table:number-columns-repeated="5" table:style-name="ce4"/>
          <table:table-cell table:number-columns-repeated="16377"/>
        </table:table-row>
        <table:table-row table:style-name="ro4">
          <table:table-cell office:value-type="string" table:style-name="ce4">
            <text:p>Escenario 2- 4</text:p>
          </table:table-cell>
          <table:table-cell office:value-type="float" office:value="259500" table:style-name="ce5">
            <text:p>259.500</text:p>
          </table:table-cell>
          <table:table-cell table:number-columns-repeated="5" table:style-name="ce4"/>
          <table:table-cell table:number-columns-repeated="16377"/>
        </table:table-row>
        <table:table-row table:style-name="ro4">
          <table:table-cell office:value-type="string" table:style-name="ce4">
            <text:p>Escenario 2- 16</text:p>
          </table:table-cell>
          <table:table-cell office:value-type="float" office:value="393300" table:style-name="ce5">
            <text:p>393.300</text:p>
          </table:table-cell>
          <table:table-cell table:style-name="ce4"/>
          <table:table-cell table:number-columns-repeated="2" table:style-name="ce5"/>
          <table:table-cell table:number-columns-repeated="2" table:style-name="ce4"/>
          <table:table-cell table:number-columns-repeated="16377"/>
        </table:table-row>
        <table:table-row table:style-name="ro4">
          <table:table-cell office:value-type="string" table:style-name="ce4">
            <text:p>Escenario 2- 32</text:p>
          </table:table-cell>
          <table:table-cell office:value-type="float" office:value="298000" table:style-name="ce5">
            <text:p>298.000</text:p>
          </table:table-cell>
          <table:table-cell table:number-columns-repeated="5" table:style-name="ce4"/>
          <table:table-cell table:number-columns-repeated="16377"/>
        </table:table-row>
        <table:table-row table:style-name="ro4">
          <table:table-cell office:value-type="string" table:style-name="ce4">
            <text:p>Escenario 2- 64</text:p>
          </table:table-cell>
          <table:table-cell office:value-type="float" office:value="335400" table:style-name="ce5">
            <text:p>335.400</text:p>
          </table:table-cell>
          <table:table-cell table:number-columns-repeated="5" table:style-name="ce4"/>
          <table:table-cell table:number-columns-repeated="16377"/>
        </table:table-row>
        <table:table-row table:number-rows-repeated="1048567" table:style-name="ro5">
          <table:table-cell table:number-columns-repeated="16384"/>
        </table:table-row>
      </table:table>
      <table:table table:name="Tiempo_cifrar_tabla" table:style-name="ta1">
        <table:table-column table:style-name="co5" table:default-cell-style-name="ce1"/>
        <table:table-column table:style-name="co13" table:default-cell-style-name="ce1"/>
        <table:table-column table:style-name="co6" table:number-columns-repeated="4" table:default-cell-style-name="ce1"/>
        <table:table-column table:style-name="co14" table:default-cell-style-name="ce1"/>
        <table:table-column table:style-name="co6" table:number-columns-repeated="16377" table:default-cell-style-name="ce1"/>
        <table:table-row table:style-name="ro6">
          <table:table-cell office:value-type="string" table:number-columns-spanned="7" table:number-rows-spanned="1" table:style-name="ce6">
            <text:p>Tiempo que tarda en cifrar la tabla en los distintos escenarios</text:p>
          </table:table-cell>
          <table:covered-table-cell table:number-columns-repeated="6"/>
          <table:table-cell table:number-columns-repeated="16377"/>
        </table:table-row>
        <table:table-row table:style-name="ro7">
          <table:table-cell office:value-type="string" table:number-columns-spanned="7" table:number-rows-spanned="1" table:style-name="ce8">
            <text:p><text:span text:style-name="T1">Escenario 1:</text:span><text:s/>El cliente debe generar 32 consultas secuenciales<text:s text:c="83"/><text:span text:style-name="T1">Escenario 2:</text:span><text:s/>Servidor y clientes concurrentes. El número de delegados, tanto servidores como clientes,</text:p>
            <text:p>varia entre 4, 16, 32 y 64 delegados concurrentes.<text:s/>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4">
            <text:p>Escenario</text:p>
          </table:table-cell>
          <table:table-cell office:value-type="string" table:style-name="ce4">
            <text:p>Tiempo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Escenario 1</text:p>
          </table:table-cell>
          <table:table-cell office:value-type="float" office:value="263800" table:style-name="ce5">
            <text:p>263.800</text:p>
          </table:table-cell>
          <table:table-cell table:style-name="ce1"/>
          <table:table-cell table:style-name="ce1">
            <draw:frame draw:z-index="1" draw:id="id1" draw:style-name="a1" draw:name="Gráfico 1" svg:x="0.26596in" svg:y="0.20833in" svg:width="5.20488in" svg:height="3.09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4">
          <table:table-cell office:value-type="string" table:style-name="ce4">
            <text:p>Escenario 2- 4</text:p>
          </table:table-cell>
          <table:table-cell office:value-type="float" office:value="23700" table:style-name="ce5">
            <text:p>23.700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Escenario 2- 16</text:p>
          </table:table-cell>
          <table:table-cell office:value-type="float" office:value="37400" table:style-name="ce5">
            <text:p>37.400</text:p>
          </table:table-cell>
          <table:table-cell table:style-name="ce1"/>
          <table:table-cell table:number-columns-repeated="2" table:style-name="ce2"/>
          <table:table-cell table:number-columns-repeated="16379" table:style-name="ce1"/>
        </table:table-row>
        <table:table-row table:style-name="ro4">
          <table:table-cell office:value-type="string" table:style-name="ce4">
            <text:p>Escenario 2- 32</text:p>
          </table:table-cell>
          <table:table-cell office:value-type="float" office:value="27100" table:style-name="ce5">
            <text:p>27.100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Escenario 2- 64</text:p>
          </table:table-cell>
          <table:table-cell office:value-type="float" office:value="26800" table:style-name="ce5">
            <text:p>26.800</text:p>
          </table:table-cell>
          <table:table-cell table:number-columns-repeated="16382" table:style-name="ce1"/>
        </table:table-row>
        <table:table-row table:number-rows-repeated="1048568" table:style-name="ro5">
          <table:table-cell table:number-columns-repeated="16384"/>
        </table:table-row>
      </table:table>
      <table:table table:name="Tiempo_verificar_consulta" table:style-name="ta1">
        <table:table-column table:style-name="co13" table:default-cell-style-name="ce1"/>
        <table:table-column table:style-name="co15" table:default-cell-style-name="ce1"/>
        <table:table-column table:style-name="co6" table:number-columns-repeated="4" table:default-cell-style-name="ce1"/>
        <table:table-column table:style-name="co16" table:default-cell-style-name="ce1"/>
        <table:table-column table:style-name="co6" table:number-columns-repeated="16377" table:default-cell-style-name="ce1"/>
        <table:table-row table:style-name="ro6">
          <table:table-cell office:value-type="string" table:number-columns-spanned="7" table:number-rows-spanned="1" table:style-name="ce6">
            <text:p>Tiempo que tarda en verificar la consulta en los distintos escenarios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8">
            <text:p><text:span text:style-name="T1">Escenario 1:</text:span><text:s/>El cliente debe generar 32 consultas secuenciales<text:s text:c="83"/><text:span text:style-name="T1">Escenario 2:</text:span><text:s/>Servidor y clientes concurrentes. El número de delegados, tanto servidores como clientes,</text:p>
            <text:p>varia entre 4, 16, 32 y 64 delegados concurrentes.<text:s/>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7">
            <text:p>Escenario</text:p>
          </table:table-cell>
          <table:table-cell office:value-type="string" table:style-name="ce7">
            <text:p>Tiempo</text:p>
          </table:table-cell>
          <table:table-cell table:number-columns-repeated="5" table:style-name="ce7"/>
          <table:table-cell table:number-columns-repeated="16377"/>
        </table:table-row>
        <table:table-row table:style-name="ro4">
          <table:table-cell office:value-type="string" table:style-name="ce4">
            <text:p>Escenario 1</text:p>
          </table:table-cell>
          <table:table-cell office:value-type="float" office:value="263800" table:style-name="ce5">
            <text:p>263.800</text:p>
          </table:table-cell>
          <table:table-cell table:number-columns-repeated="2" table:style-name="ce1"/>
          <table:table-cell table:style-name="ce1">
            <draw:frame draw:z-index="1" draw:id="id2" draw:style-name="a2" draw:name="Gráfico 1" svg:x="0.21242in" svg:y="0.19167in" svg:width="5.14383in" svg:height="3.093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Escenario 2- 4</text:p>
          </table:table-cell>
          <table:table-cell office:value-type="float" office:value="3500" table:style-name="ce5">
            <text:p>3.500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Escenario 2- 16</text:p>
          </table:table-cell>
          <table:table-cell office:value-type="float" office:value="7100" table:style-name="ce5">
            <text:p>7.100</text:p>
          </table:table-cell>
          <table:table-cell table:style-name="ce1"/>
          <table:table-cell table:number-columns-repeated="2" table:style-name="ce2"/>
          <table:table-cell table:number-columns-repeated="16379" table:style-name="ce1"/>
        </table:table-row>
        <table:table-row table:style-name="ro4">
          <table:table-cell office:value-type="string" table:style-name="ce4">
            <text:p>Escenario 2- 32</text:p>
          </table:table-cell>
          <table:table-cell office:value-type="float" office:value="5300" table:style-name="ce5">
            <text:p>5.300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4">
            <text:p>Escenario 2- 64</text:p>
          </table:table-cell>
          <table:table-cell office:value-type="float" office:value="9000" table:style-name="ce5">
            <text:p>9.000</text:p>
          </table:table-cell>
          <table:table-cell table:number-columns-repeated="16382" table:style-name="ce1"/>
        </table:table-row>
        <table:table-row table:number-rows-repeated="1048568" table:style-name="ro5">
          <table:table-cell table:number-columns-repeated="16384"/>
        </table:table-row>
      </table:table>
      <table:table table:name="Tiempo_simétrica_vs_Asimétrica" table:style-name="ta1">
        <table:table-column table:style-name="co17" table:default-cell-style-name="ce1"/>
        <table:table-column table:style-name="co18" table:default-cell-style-name="ce1"/>
        <table:table-column table:style-name="co6" table:number-columns-repeated="16382" table:default-cell-style-name="ce1"/>
        <table:table-row table:style-name="ro6">
          <table:table-cell office:value-type="string" table:number-columns-spanned="7" table:number-rows-spanned="1" table:style-name="ce6">
            <text:p>Tiempo cifrado simétrico vs asimétrico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number-columns-spanned="7" table:number-rows-spanned="1" table:style-name="ce8">
            <text:p><text:span text:style-name="T1">Escenario 1:</text:span><text:s/>El cliente debe generar 32 consultas secuenciales<text:s text:c="83"/><text:span text:style-name="T1">Escenario 2:</text:span><text:s/>Servidor y clientes concurrentes. El número de delegados, tanto servidores como clientes,</text:p>
            <text:p>varia entre 4, 16, 32 y 64 delegados concurrentes.<text:s/></text:p>
          </table:table-cell>
          <table:covered-table-cell table:number-columns-repeated="6"/>
          <table:table-cell table:number-columns-repeated="16377"/>
        </table:table-row>
        <table:table-row table:style-name="ro10">
          <table:table-cell table:number-columns-repeated="16384" table:style-name="ce1"/>
        </table:table-row>
        <table:table-row table:style-name="ro11">
          <table:table-cell office:value-type="string" table:style-name="ce9">
            <text:p>Escenario- firmar</text:p>
          </table:table-cell>
          <table:table-cell office:value-type="string" table:style-name="ce9">
            <text:p>Tiempo (ms)</text:p>
          </table:table-cell>
          <table:table-cell table:style-name="ce1"/>
          <table:table-cell table:style-name="ce14"/>
          <table:table-cell office:value-type="string" table:style-name="ce1">
            <text:p>Asimétric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0">
            <text:p>Escenario 1</text:p>
          </table:table-cell>
          <table:table-cell office:value-type="float" office:value="263800" table:style-name="ce12">
            <text:p>263.800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10">
            <text:p>Escenario 2-4</text:p>
          </table:table-cell>
          <table:table-cell office:value-type="string" table:style-name="ce13">
            <text:p>1,230.500</text:p>
          </table:table-cell>
          <table:table-cell table:style-name="ce1"/>
          <table:table-cell table:style-name="ce15"/>
          <table:table-cell office:value-type="string" table:style-name="ce1">
            <text:p>Simétrico</text:p>
          </table:table-cell>
          <table:table-cell table:number-columns-repeated="16379" table:style-name="ce1"/>
        </table:table-row>
        <table:table-row table:style-name="ro12">
          <table:table-cell office:value-type="string" table:style-name="ce10">
            <text:p>Escenario 2-16</text:p>
          </table:table-cell>
          <table:table-cell office:value-type="string" table:style-name="ce13">
            <text:p>1,650.30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0">
            <text:p>Escenario 2-32</text:p>
          </table:table-cell>
          <table:table-cell office:value-type="string" table:style-name="ce13">
            <text:p>2,800.00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0">
            <text:p>Escenario 2-64</text:p>
          </table:table-cell>
          <table:table-cell office:value-type="string" table:style-name="ce13">
            <text:p>4,000.400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9">
            <text:p>Escenario- verificar consulta</text:p>
          </table:table-cell>
          <table:table-cell office:value-type="string" table:style-name="ce9">
            <text:p>Tiempo (ms)</text:p>
          </table:table-cell>
          <table:table-cell table:number-columns-repeated="16382" table:style-name="ce1"/>
        </table:table-row>
        <table:table-row table:style-name="ro13">
          <table:table-cell office:value-type="string" table:style-name="ce10">
            <text:p>Escenario 1</text:p>
          </table:table-cell>
          <table:table-cell office:value-type="float" office:value="263800" table:style-name="ce11">
            <text:p>263.800</text:p>
          </table:table-cell>
          <table:table-cell table:number-columns-repeated="16382" table:style-name="ce1"/>
        </table:table-row>
        <table:table-row table:style-name="ro12">
          <table:table-cell office:value-type="string" table:style-name="ce10">
            <text:p>Escenario 2-4</text:p>
          </table:table-cell>
          <table:table-cell office:value-type="float" office:value="10200" table:style-name="ce11">
            <text:p>10.200</text:p>
          </table:table-cell>
          <table:table-cell table:number-columns-repeated="16382" table:style-name="ce1"/>
        </table:table-row>
        <table:table-row table:style-name="ro13">
          <table:table-cell office:value-type="string" table:style-name="ce10">
            <text:p>Escenario 2-16</text:p>
          </table:table-cell>
          <table:table-cell office:value-type="float" office:value="15100" table:style-name="ce11">
            <text:p>15.100</text:p>
          </table:table-cell>
          <table:table-cell table:number-columns-repeated="2" table:style-name="ce1"/>
          <table:table-cell table:style-name="ce1">
            <draw:frame draw:z-index="1" draw:id="id3" draw:style-name="a3" draw:name="Gráfico 1" svg:x="0.00237in" svg:y="0.06353in" svg:width="4.65945in" svg:height="3.1465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0">
          <table:table-cell office:value-type="string" table:style-name="ce10">
            <text:p>Escenario 2-32</text:p>
          </table:table-cell>
          <table:table-cell office:value-type="float" office:value="20300" table:style-name="ce11">
            <text:p>20.30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0">
            <text:p>Escenario 2-64</text:p>
          </table:table-cell>
          <table:table-cell office:value-type="float" office:value="35400" table:style-name="ce11">
            <text:p>35.400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9">
            <text:p>Escenario-cifrar</text:p>
          </table:table-cell>
          <table:table-cell office:value-type="string" table:style-name="ce9">
            <text:p>Tiempo (ms)</text:p>
          </table:table-cell>
          <table:table-cell table:number-columns-repeated="16382" table:style-name="ce1"/>
        </table:table-row>
        <table:table-row table:style-name="ro14">
          <table:table-cell office:value-type="string" table:style-name="ce10">
            <text:p>Escenario 1</text:p>
          </table:table-cell>
          <table:table-cell office:value-type="float" office:value="263800" table:style-name="ce12">
            <text:p>263.800</text:p>
          </table:table-cell>
          <table:table-cell table:number-columns-repeated="16382"/>
        </table:table-row>
        <table:table-row table:style-name="ro11">
          <table:table-cell office:value-type="string" table:style-name="ce10">
            <text:p>Escenario 2-4</text:p>
          </table:table-cell>
          <table:table-cell office:value-type="string" table:style-name="ce13">
            <text:p>2,300.700</text:p>
          </table:table-cell>
          <table:table-cell table:number-columns-repeated="16382"/>
        </table:table-row>
        <table:table-row table:style-name="ro12">
          <table:table-cell office:value-type="string" table:style-name="ce10">
            <text:p>Escenario 2-16</text:p>
          </table:table-cell>
          <table:table-cell office:value-type="string" table:style-name="ce13">
            <text:p>3,500.200</text:p>
          </table:table-cell>
          <table:table-cell table:number-columns-repeated="16382"/>
        </table:table-row>
        <table:table-row table:style-name="ro15">
          <table:table-cell office:value-type="string" table:style-name="ce10">
            <text:p>Escenario 2-32</text:p>
          </table:table-cell>
          <table:table-cell office:value-type="string" table:style-name="ce13">
            <text:p>4,200.500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Escenario 2-64</text:p>
          </table:table-cell>
          <table:table-cell office:value-type="string" table:style-name="ce13">
            <text:p>6,000.100</text:p>
          </table:table-cell>
          <table:table-cell table:number-columns-repeated="16382"/>
        </table:table-row>
        <table:table-row table:style-name="ro16">
          <table:table-cell office:value-type="string" table:style-name="ce10">
            <text:p>Promedio en tiempo en firmar</text:p>
          </table:table-cell>
          <table:table-cell office:value-type="float" office:value="263800" table:formula="of:=AVERAGE([Tiempo_simétrica_vs_Asimétrica.$B$5:.$B$9])" table:style-name="ce13">
            <text:p>263800</text:p>
          </table:table-cell>
          <table:table-cell table:number-columns-repeated="16382"/>
        </table:table-row>
        <table:table-row table:style-name="ro16">
          <table:table-cell office:value-type="string" table:style-name="ce10">
            <text:p>Promedio en tiempo en verificar</text:p>
          </table:table-cell>
          <table:table-cell office:value-type="float" office:value="68960" table:formula="of:=AVERAGE([Tiempo_simétrica_vs_Asimétrica.$B$11:.$B$15])" table:style-name="ce13">
            <text:p>68960</text:p>
          </table:table-cell>
          <table:table-cell table:number-columns-repeated="16382"/>
        </table:table-row>
        <table:table-row table:style-name="ro16">
          <table:table-cell office:value-type="string" table:style-name="ce10">
            <text:p>Promedio en tiempo en <text:s/>cifrar</text:p>
          </table:table-cell>
          <table:table-cell office:value-type="float" office:value="263800" table:formula="of:=AVERAGE([.B17:.B21])" table:style-name="ce12">
            <text:p>263.800</text:p>
          </table:table-cell>
          <table:table-cell table:number-columns-repeated="16382"/>
        </table:table-row>
        <table:table-row table:number-rows-repeated="3" table:style-name="ro5">
          <table:table-cell table:number-columns-repeated="16384"/>
        </table:table-row>
        <table:table-row table:style-name="ro4">
          <table:table-cell office:value-type="string" table:style-name="ce4">
            <text:p>Escenario</text:p>
          </table:table-cell>
          <table:table-cell office:value-type="string" table:style-name="ce4">
            <text:p>Tiemp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1</text:p>
          </table:table-cell>
          <table:table-cell office:value-type="float" office:value="263800" table:style-name="ce5">
            <text:p>263.8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4</text:p>
          </table:table-cell>
          <table:table-cell office:value-type="float" office:value="259500" table:style-name="ce5">
            <text:p>259.5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16</text:p>
          </table:table-cell>
          <table:table-cell office:value-type="float" office:value="393300" table:style-name="ce5">
            <text:p>393.3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32</text:p>
          </table:table-cell>
          <table:table-cell office:value-type="float" office:value="298000" table:style-name="ce5">
            <text:p>298.0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64</text:p>
          </table:table-cell>
          <table:table-cell office:value-type="float" office:value="335400" table:style-name="ce5">
            <text:p>335.4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</text:p>
          </table:table-cell>
          <table:table-cell office:value-type="string" table:style-name="ce4">
            <text:p>Tiemp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1</text:p>
          </table:table-cell>
          <table:table-cell office:value-type="float" office:value="263800" table:style-name="ce5">
            <text:p>263.8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4</text:p>
          </table:table-cell>
          <table:table-cell office:value-type="float" office:value="23700" table:style-name="ce5">
            <text:p>23.7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16</text:p>
          </table:table-cell>
          <table:table-cell office:value-type="float" office:value="37400" table:style-name="ce5">
            <text:p>37.4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32</text:p>
          </table:table-cell>
          <table:table-cell office:value-type="float" office:value="27100" table:style-name="ce5">
            <text:p>27.1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64</text:p>
          </table:table-cell>
          <table:table-cell office:value-type="float" office:value="26800" table:style-name="ce5">
            <text:p>26.800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Escenario</text:p>
          </table:table-cell>
          <table:table-cell office:value-type="string" table:style-name="ce7">
            <text:p>Tiemp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1</text:p>
          </table:table-cell>
          <table:table-cell office:value-type="float" office:value="263800" table:style-name="ce5">
            <text:p>263.8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4</text:p>
          </table:table-cell>
          <table:table-cell office:value-type="float" office:value="3500" table:style-name="ce5">
            <text:p>3.5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16</text:p>
          </table:table-cell>
          <table:table-cell office:value-type="float" office:value="7100" table:style-name="ce5">
            <text:p>7.1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32</text:p>
          </table:table-cell>
          <table:table-cell office:value-type="float" office:value="5300" table:style-name="ce5">
            <text:p>5.300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Escenario 2- 64</text:p>
          </table:table-cell>
          <table:table-cell office:value-type="float" office:value="9000" table:style-name="ce5">
            <text:p>9.000</text:p>
          </table:table-cell>
          <table:table-cell table:number-columns-repeated="16382"/>
        </table:table-row>
        <table:table-row table:style-name="ro17">
          <table:table-cell office:value-type="string" table:style-name="ce7">
            <text:p>Promedio en tiempo en firmar</text:p>
          </table:table-cell>
          <table:table-cell office:value-type="float" office:value="310000" table:formula="of:=AVERAGE([Tiempo_simétrica_vs_Asimétrica.$B$29:.$B$33])" table:style-name="ce16">
            <text:p>310000</text:p>
          </table:table-cell>
          <table:table-cell table:number-columns-repeated="16382"/>
        </table:table-row>
        <table:table-row table:style-name="ro17">
          <table:table-cell office:value-type="string" table:style-name="ce7">
            <text:p>Promedio en tiempo en verificar</text:p>
          </table:table-cell>
          <table:table-cell office:value-type="float" office:value="75760" table:formula="of:=AVERAGE([Tiempo_simétrica_vs_Asimétrica.$B$35:.$B$39])" table:style-name="ce16">
            <text:p>75760</text:p>
          </table:table-cell>
          <table:table-cell table:number-columns-repeated="16382"/>
        </table:table-row>
        <table:table-row table:style-name="ro17">
          <table:table-cell office:value-type="string" table:style-name="ce7">
            <text:p>Promedio en tiempo en <text:s/>cifrar</text:p>
          </table:table-cell>
          <table:table-cell office:value-type="float" office:value="57740" table:formula="of:=AVERAGE([.B41:.B45])" table:style-name="ce17">
            <text:p>57.740</text:p>
          </table:table-cell>
          <table:table-cell table:number-columns-repeated="16382"/>
        </table:table-row>
        <table:table-row table:number-rows-repeated="1048528" table:style-name="ro5">
          <table:table-cell table:number-columns-repeated="16384"/>
        </table:table-row>
      </table:table>
      <table:database-ranges>
        <table:database-range table:target-range-address="Tiempo_firma.A4:Tiempo_firma.B9" table:name="Tabla1" table:display-filter-buttons="true"/>
        <table:database-range table:target-range-address="Tiempo_cifrar_tabla.A3:Tiempo_cifrar_tabla.B8" table:name="Tabla14" table:display-filter-buttons="true"/>
        <table:database-range table:target-range-address="Tiempo_verificar_consulta.A3:Tiempo_verificar_consulta.B8" table:name="Tabla13" table:display-filter-buttons="true"/>
        <table:database-range table:target-range-address="Tiempo_simétrica_vs_Asimétrica.A4:Tiempo_simétrica_vs_Asimétrica.B9" table:name="Tabla4" table:display-filter-buttons="true"/>
        <table:database-range table:target-range-address="Tiempo_simétrica_vs_Asimétrica.A10:Tiempo_simétrica_vs_Asimétrica.B15" table:name="Tabla5" table:display-filter-buttons="true"/>
        <table:database-range table:target-range-address="Tiempo_simétrica_vs_Asimétrica.A16:Tiempo_simétrica_vs_Asimétrica.B24" table:name="Tabla6" table:display-filter-buttons="true"/>
        <table:database-range table:target-range-address="Tiempo_simétrica_vs_Asimétrica.A28:Tiempo_simétrica_vs_Asimétrica.B33" table:name="Tabla19" table:display-filter-buttons="true"/>
        <table:database-range table:target-range-address="Tiempo_simétrica_vs_Asimétrica.A34:Tiempo_simétrica_vs_Asimétrica.B39" table:name="Tabla1410" table:display-filter-buttons="true"/>
        <table:database-range table:target-range-address="Tiempo_simétrica_vs_Asimétrica.A40:Tiempo_simétrica_vs_Asimétrica.B48" table:name="Tabla131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4-29T03:20:47Z</meta:creation-date>
    <dc:date>2025-04-29T04:47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DL000">
      <style:chart-properties chart:auto-position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125in" svg:stroke-color="#145f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145f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125in" svg:stroke-color="#145f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solid" svg:stroke-width="0.03125in" svg:stroke-color="#145f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true" chart:visible="true" chart:logarithmic="false" chart:minimum="150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5000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2.6602362204724pt" svg:width="442.0408661417322pt" chart:style-name="Crt0">
        <chart:title chart:style-name="CT00">
          <text:p text:style-name="a0" text:class-names="" text:cond-style-name="">Tiempo que tarda en firmar<text:s text:c="1"/></text:p>
        </chart:title>
        <chart:plot-area chart:style-name="Plt0">
          <chart:axis chart:dimension="x" chart:name="primary-x" chart:style-name="Axs0">
            <chart:categories table:cell-range-address="Tiempo_firma.$A$5:.$A$9"/>
          </chart:axis>
          <chart:axis chart:dimension="y" chart:name="primary-y" chart:style-name="Axs1">
            <chart:title chart:style-name="AT01">
              <text:p text:style-name="a1" text:class-names="" text:cond-style-name="">Tiempo (ns)</text:p>
            </chart:title>
            <chart:grid chart:class="major" chart:style-name="GMa1"/>
          </chart:axis>
          <chart:series chart:label-cell-address="Tiempo_firma.$B$4" chart:values-cell-range-address="Tiempo_firma.$B$5:.$B$9" chart:class="chart:line" chart:attached-axis="primary-y" chart:style-name="G0S0">
            <chart:data-label chart:style-name="DL00"/>
            <chart:data-point chart:style-name="G0S0P0">
              <chart:data-label svg:x="83.82685039370078pt" svg:y="184.4020472440945pt" chart:style-name="DL000"/>
            </chart:data-point>
            <chart:data-point chart:repeated="2"/>
            <chart:data-point chart:style-name="G0S0P3">
              <chart:data-label svg:x="323.1165354330709pt" svg:y="145.4511811023622pt" chart:style-name="DL003"/>
            </chart:data-point>
            <chart:data-point chart:style-name="G0S0P4">
              <chart:data-label svg:x="398.0872440944881pt" svg:y="103.5427559055118pt" chart:style-name="DL004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125in" svg:stroke-color="#e873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e873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125in" svg:stroke-color="#e873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solid" svg:stroke-width="0.03125in" svg:stroke-color="#e873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22.75pt" svg:width="374.7511023622047pt" chart:style-name="Crt0">
        <chart:title chart:style-name="CT00">
          <text:p text:style-name="a0" text:class-names="" text:cond-style-name="">Tiempo que tarda en cifrar la tabla</text:p>
        </chart:title>
        <chart:plot-area chart:style-name="Plt0">
          <chart:axis chart:dimension="x" chart:name="primary-x" chart:style-name="Axs0">
            <chart:categories table:cell-range-address="Tiempo_cifrar_tabla.$A$4:.$A$8"/>
          </chart:axis>
          <chart:axis chart:dimension="y" chart:name="primary-y" chart:style-name="Axs1">
            <chart:title chart:style-name="AT01">
              <text:p text:style-name="a1" text:class-names="" text:cond-style-name="">Tiempo (ns)</text:p>
            </chart:title>
            <chart:grid chart:class="major" chart:style-name="GMa1"/>
          </chart:axis>
          <chart:series chart:label-cell-address="Tiempo_cifrar_tabla.$B$3" chart:values-cell-range-address="Tiempo_cifrar_tabla.$B$4:.$B$8" chart:class="chart:line" chart:attached-axis="primary-y" chart:style-name="G0S0">
            <chart:data-label chart:style-name="DL00"/>
            <chart:data-point/>
            <chart:data-point chart:style-name="G0S0P1">
              <chart:data-label svg:x="155.4257480314961pt" svg:y="165.4672440944882pt" chart:style-name="DL001"/>
            </chart:data-point>
            <chart:data-point chart:style-name="G0S0P2">
              <chart:data-label svg:x="217.1041732283464pt" svg:y="157.0068503937008pt" chart:style-name="DL002"/>
            </chart:data-point>
            <chart:data-point chart:style-name="G0S0P3">
              <chart:data-label svg:x="274.625905511811pt" svg:y="167.7103937007874pt" chart:style-name="DL003"/>
            </chart:data-point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125in" svg:stroke-color="#4ea72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4ea72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125in" svg:stroke-color="#4ea72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solid" svg:stroke-width="0.03125in" svg:stroke-color="#4ea72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true" chart:visible="true" chart:logarithmic="true" chart:minimum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000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22.75pt" svg:width="370.3558267716535pt" chart:style-name="Crt0">
        <chart:title chart:style-name="CT00">
          <text:p text:style-name="a0" text:class-names="" text:cond-style-name="">Tiempo que tarda en verificar la consulta (Escala logarítmica) <text:s text:c="1"/></text:p>
        </chart:title>
        <chart:plot-area svg:x="6.571102362204724pt" svg:y="38.20181102362205pt" svg:width="352.7348031496063pt" svg:height="178.7861417322835pt" chart:style-name="Plt0">
          <chart:axis chart:dimension="x" chart:name="primary-x" chart:style-name="Axs0">
            <chart:categories table:cell-range-address="Tiempo_verificar_consulta.$A$4:.$A$8"/>
          </chart:axis>
          <chart:axis chart:dimension="y" chart:name="primary-y" chart:style-name="Axs1">
            <chart:title chart:style-name="AT01">
              <text:p text:style-name="a1" text:class-names="" text:cond-style-name="">Escala logarítmica (ns)</text:p>
            </chart:title>
            <chart:grid chart:class="major" chart:style-name="GMa1"/>
          </chart:axis>
          <chart:series chart:label-cell-address="Tiempo_verificar_consulta.$B$3" chart:values-cell-range-address="Tiempo_verificar_consulta.$B$4:.$B$8" chart:class="chart:line" chart:attached-axis="primary-y" chart:style-name="G0S0">
            <chart:data-label chart:style-name="DL00"/>
            <chart:data-point/>
            <chart:data-point chart:style-name="G0S0P1">
              <chart:data-label svg:x="143.2045669291338pt" svg:y="169.8943307086614pt" chart:style-name="DL001"/>
            </chart:data-point>
            <chart:data-point chart:style-name="G0S0P2">
              <chart:data-label svg:x="200.7141732283465pt" svg:y="136.5540157480315pt" chart:style-name="DL002"/>
            </chart:data-point>
            <chart:data-point chart:style-name="G0S0P3">
              <chart:data-label svg:x="264.3836220472441pt" svg:y="163.6526771653543pt" chart:style-name="DL003"/>
            </chart:data-point>
            <chart:data-point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45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87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e87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1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e87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8" text:class-names="" text:cond-style-name="">;<text:s text:c="1"/></text:p>
        </chart:label-separator>
      </style:chart-properties>
      <style:graphic-properties draw:fill="solid" draw:fill-color="#e87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DL010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6.551968503937pt" svg:width="335.4800787401575pt" chart:style-name="Crt0">
        <chart:title chart:style-name="CT00">
          <text:p text:style-name="a0" text:class-names="" text:cond-style-name="">Tiempo simétrica vs asimétrica</text:p>
        </chart:title>
        <chart:plot-area chart:style-name="Plt0">
          <chart:axis chart:dimension="x" chart:name="primary-x" chart:style-name="Axs0">
            <chart:categories table:cell-range-address="Tiempo_simétrica_vs_Asimétrica.$A$46:.$A$48"/>
          </chart:axis>
          <chart:axis chart:dimension="y" chart:name="primary-y" chart:style-name="Axs1">
            <chart:grid chart:class="major" chart:style-name="GMa1"/>
          </chart:axis>
          <chart:series chart:values-cell-range-address="Tiempo_simétrica_vs_Asimétrica.$B$22:.$B$24" chart:class="chart:bar" chart:attached-axis="primary-y" chart:style-name="G0S0">
            <chart:data-label chart:style-name="DL00"/>
            <chart:data-point chart:repeated="3"/>
          </chart:series>
          <chart:series chart:values-cell-range-address="Tiempo_simétrica_vs_Asimétrica.$B$46:.$B$48" chart:class="chart:bar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